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FROM JESUS, IN REGARD TO A WIDOW (21:1-4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ISE FROM JESUS, IN REGARD TO A WIDOW (21:1-4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en much amounts to little (21:1, 4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en little amounts to much (21:2-3, 4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AISE FROM JESUS, IN REGARD TO A WIDOW (21:1-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IES FROM JESUS, IN REGARD TO THE FUTURE (21:5-2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PROPHECIES FROM JESUS, IN REGARD TO THE FUTURE (21:5-28)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 immediate future (21:5-7)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mmediate future (21:5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background (21: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bombshell (2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ROPHECIES FROM JESUS, IN REGARD TO THE FUTURE (21:5-28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mmediate future (21:5-7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istant future (21:8-28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-title-Title-Slide" presentation:presentation-page-layout-name="Master1-PPL1" draw:id="Slide-262">
        <draw:frame draw:id="id102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<text:s text:c="1"/>The distant future (21:8-28):<text:s text:c="1"/></text:span><text:span text:style-name="a564" text:class-names=""/></text:p>
          </draw:text-box>
          <svg:title/>
          <svg:desc/>
        </draw:frame>
        <draw:frame draw:id="id103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<text:s text:c="1"/>The first half of the Great Tribulation (21:8-19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first half of the Great Tribulation (21:8-19)<text:s text:c="1"/></text:span><text:span text:style-name="a574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ounterfeits (21: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ombat (21:9-1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alamity (21: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ontempt (21:12, 16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empt (21:12, 16-17):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Religious and political persecution (21: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Family persecution (21: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General persecution (21: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first half of the Great Tribulation (21:8-19)<text:s text:c="1"/></text:span><text:span text:style-name="a613" text:class-names=""/></text:p>
          </draw:text-box>
          <svg:title/>
          <svg:desc/>
        </draw:frame>
        <draw:frame draw:id="id109" presentation:style-name="a637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Counterfeits (21: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Combat (21:9-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Calamity (21:1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Contempt (21:12, 16-17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Chances (21:1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Conservation (21:14-15, 18-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1" draw:style-name="a638" draw:master-page-name="Master1-Layout12-tx-Title-and-Text" presentation:presentation-page-layout-name="Master1-PPL12" draw:id="Slide-266">
        <draw:frame draw:id="id110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distant future (21:8-28):<text:s text:c="1"/></text:span><text:span text:style-name="a640" text:class-names=""/></text:p>
          </draw:text-box>
          <svg:title/>
          <svg:desc/>
        </draw:frame>
        <draw:frame draw:id="id111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first half of the Great Tribulation (21:8-19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final half of the Great Tribulation (21:20-2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2" draw:style-name="a653" draw:master-page-name="Master1-Layout13-twoColTx-Title-and-2-Column-Text" presentation:presentation-page-layout-name="Master1-PPL13" draw:id="Slide-267">
        <draw:frame draw:id="id112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final half of the Great Tribulation (21:20-28)<text:s text:c="1"/></text:span><text:span text:style-name="a655" text:class-names=""/></text:p>
          </draw:text-box>
          <svg:title/>
          <svg:desc/>
        </draw:frame>
        <draw:frame draw:id="id113" presentation:style-name="a670" draw:name="Text Placeholder 2" svg:x="1.38021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Destruction (21:24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Destitution (21:20-21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isaster (21:22-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  <draw:frame draw:id="id114" presentation:style-name="a686" draw:name="Text Placeholder 3" svg:x="6.16319in" svg:y="2in" svg:width="4.61632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Death (21:24a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Doom (21: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Distress (21: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Delight (2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distant future (21:8-28):<text:s text:c="1"/></text:span><text:span text:style-name="a689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first half of the Great Tribulation (21:8-1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inal half of the Great Tribulation (21:20-28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OPHECIES FROM JESUS, IN REGARD TO THE FUTURE (21:5-28)<text:s text:c="1"/></text:span><text:span text:style-name="a704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immediate future (21:5-7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distant future (21:8-2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9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LUKE 21</text:span><text:span text:style-name="a719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THE PRAISE FROM JESUS, IN REGARD TO A WIDOW (21:1-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PHECIES FROM JESUS, IN REGARD TO THE FUTURE (21:5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PARABLE FROM JESUS, IN REGARD TO THE BEGINNING OF THE END (21:29-3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THE PARABLE FROM JESUS, IN REGARD TO THE BEGINNING OF THE END (21:29-38)<text:s text:c="1"/></text:span><text:span text:style-name="a737" text:class-names=""/></text:p>
          </draw:text-box>
          <svg:title/>
          <svg:desc/>
        </draw:frame>
        <draw:frame draw:id="id122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ymbol in the parable (21: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ignificance of the parable (21:30-3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tability from the parable (21:32-33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3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tability from the parable (21:32-33)<text:s text:c="1"/></text:span><text:span text:style-name="a755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God's nation will endure forever (21:3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God's Word will endure forever (21:33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PARABLE FROM JESUS, IN REGARD TO THE BEGINNING OF THE END (21:29-38)<text:s text:c="1"/></text:span><text:span text:style-name="a770" text:class-names=""/></text:p>
          </draw:text-box>
          <svg:title/>
          <svg:desc/>
        </draw:frame>
        <draw:frame draw:id="id126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symbol in the parable (21:2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ignificance of the parable (21:30-3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stability from the parable (21:32-33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summary following the parable (21:34-3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2-tx-Title-and-Text" presentation:presentation-page-layout-name="Master1-PPL12" draw:id="Slide-274">
        <draw:frame draw:id="id127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LUKE 21</text:span><text:span text:style-name="a791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PRAISE FROM JESUS, IN REGARD TO A WIDOW (21:1-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PROPHECIES FROM JESUS, IN REGARD TO THE FUTURE (21:5-28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PARABLE FROM JESUS, IN REGARD TO THE BEGINNING OF THE END (21:29-38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1</dc:title>
    <meta:initial-creator>David STRICKLAND</meta:initial-creator>
    <dc:creator>David STRICKLAND</dc:creator>
    <meta:creation-date>2020-02-22T19:30:00Z</meta:creation-date>
    <dc:date>2020-02-22T19:30:01Z</dc:date>
    <meta:template xlink:href="BibleStudy" xlink:type="simple"/>
    <meta:editing-cycles>1</meta:editing-cycles>
    <meta:editing-duration>PT0S</meta:editing-duration>
    <meta:document-statistic meta:paragraph-count="71" meta:word-count="608"/>
  </office:meta>
</office:document-meta>
</file>